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E200000091DC9BCC8FF95C650F.jpg" manifest:media-type="image/jpeg"/>
  <manifest:file-entry manifest:full-path="Pictures/100000000000009F0000009FC15C061F2FC0A211.jpg" manifest:media-type="image/jpeg"/>
  <manifest:file-entry manifest:full-path="Pictures/1000000000000152000000B5A1481E70D5FB4E81.jpg" manifest:media-type="image/jpeg"/>
  <manifest:file-entry manifest:full-path="Pictures/10000000000000E1000000E1BC0A00B0908FD461.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svg:stroke-width="0.071cm" svg:stroke-color="#385d8a" svg:stroke-opacity="100%" draw:fill="solid" draw:fill-color="#4f81bd" draw:opacity="100%" draw:textarea-horizontal-align="left" draw:textarea-vertical-align="middle" draw:auto-grow-height="false" draw:auto-grow-width="false" fo:min-height="0.638cm" fo:min-width="3.008cm" fo:padding-top="0.127cm" fo:padding-bottom="0.127cm" fo:padding-left="0.254cm" fo:padding-right="0.254cm" fo:wrap-option="wrap"/>
    </style:style>
    <style:style style:name="gr2" style:family="graphic" style:parent-style-name="standard">
      <style:graphic-properties draw:stroke="solid" svg:stroke-width="0.071cm" svg:stroke-color="#385d8a" svg:stroke-opacity="100%" draw:fill="solid" draw:fill-color="#4f81bd" draw:opacity="100%" draw:textarea-horizontal-align="left" draw:textarea-vertical-align="middle" draw:auto-grow-height="false" draw:auto-grow-width="false" fo:min-height="3.043cm" fo:min-width="1.706cm" fo:padding-top="0.127cm" fo:padding-bottom="0.127cm" fo:padding-left="0.254cm" fo:padding-right="0.254cm" fo:wrap-option="wrap"/>
    </style:style>
    <style:style style:name="gr3" style:family="graphic" style:parent-style-name="standard">
      <style:graphic-properties draw:stroke="solid" svg:stroke-width="0.071cm" svg:stroke-color="#385d8a" svg:stroke-opacity="100%" draw:fill="solid" draw:fill-color="#4f81bd" draw:opacity="100%" draw:textarea-horizontal-align="left" draw:textarea-vertical-align="middle" draw:auto-grow-height="false" draw:auto-grow-width="false" fo:min-height="2.222cm" fo:min-width="3.4cm" fo:padding-top="0.127cm" fo:padding-bottom="0.127cm" fo:padding-left="0.254cm" fo:padding-right="0.254cm" fo:wrap-option="wrap"/>
    </style:style>
    <style:style style:name="gr4" style:family="graphic" style:parent-style-name="standard">
      <style:graphic-properties draw:stroke="solid" svg:stroke-width="0.071cm" svg:stroke-color="#385d8a" svg:stroke-opacity="100%" draw:fill="solid" draw:fill-color="#4f81bd" draw:opacity="100%" fo:min-height="0cm" fo:min-width="0cm" fo:padding-top="0.16cm" fo:padding-bottom="0.16cm" fo:padding-left="0.285cm" fo:padding-right="0.285cm"/>
    </style:style>
    <style:style style:name="gr5" style:family="graphic" style:parent-style-name="standard">
      <style:graphic-properties draw:stroke="solid" svg:stroke-width="0.071cm" svg:stroke-color="#385d8a" svg:stroke-opacity="100%" draw:fill="solid" draw:fill-color="#4f81bd" draw:opacity="100%" draw:textarea-horizontal-align="left" draw:textarea-vertical-align="middle" draw:auto-grow-height="false" draw:auto-grow-width="false" fo:min-height="2.481cm" fo:min-width="2.357cm" fo:padding-top="0.127cm" fo:padding-bottom="0.127cm" fo:padding-left="0.254cm" fo:padding-right="0.254cm" fo:wrap-option="wrap"/>
    </style:style>
    <style:style style:name="gr6" style:family="graphic" style:parent-style-name="standard">
      <style:graphic-properties draw:stroke="solid" svg:stroke-width="0.071cm" svg:stroke-color="#385d8a" svg:stroke-opacity="100%" draw:fill="none" fo:min-height="0cm" fo:min-width="0cm" fo:padding-top="0.16cm" fo:padding-bottom="0.16cm" fo:padding-left="0.285cm" fo:padding-right="0.285cm"/>
    </style:style>
    <style:style style:name="gr7" style:family="graphic" style:parent-style-name="standard">
      <style:graphic-properties draw:stroke="solid" svg:stroke-width="0.026cm" svg:stroke-color="#4a7ebb" draw:marker-end="a10" svg:stroke-opacity="100%" draw:fill="none" fo:padding-top="-0.02cm" fo:padding-bottom="-0.02cm" fo:padding-left="-0.02cm" fo:padding-right="-0.02cm"/>
    </style:style>
    <style:style style:name="gr8" style:family="graphic" style:parent-style-name="Object_20_with_20_no_20_fill_20_and_20_no_20_line">
      <style:graphic-properties draw:stroke="none" draw:fill="none" fo:clip="rect(0cm, 0cm, 0cm, 0cm)" style:mirror="none"/>
    </style:style>
    <style:style style:name="gr9" style:family="graphic" style:parent-style-name="standard">
      <style:graphic-properties draw:stroke="solid" svg:stroke-width="0.106cm" svg:stroke-color="#000000" svg:stroke-opacity="100%" draw:fill="none" fo:padding-top="0.018cm" fo:padding-bottom="0.018cm" fo:padding-left="0.018cm" fo:padding-right="0.018cm"/>
    </style:style>
    <style:style style:name="gr10" style:family="graphic" style:parent-style-name="standard">
      <style:graphic-properties draw:stroke="solid" svg:stroke-width="0.106cm" svg:stroke-color="#000000" draw:marker-end="a18" svg:stroke-opacity="100%" draw:fill="none" fo:padding-top="0.018cm" fo:padding-bottom="0.018cm" fo:padding-left="0.018cm" fo:padding-right="0.018cm" draw:shadow="visible" draw:shadow-offset-x="0cm" draw:shadow-offset-y="0.064cm" draw:shadow-color="#000000" draw:shadow-opacity="35%"/>
    </style:style>
    <style:style style:name="gr11" style:family="graphic" style:parent-style-name="standard">
      <style:graphic-properties draw:stroke="none" draw:fill="none" draw:textarea-horizontal-align="left" draw:textarea-vertical-align="top" draw:auto-grow-height="true" draw:auto-grow-width="false" fo:min-height="0.773cm" fo:padding-top="0.127cm" fo:padding-bottom="0.127cm" fo:padding-left="0.254cm" fo:padding-right="0.254cm" fo:wrap-option="wrap"/>
    </style:style>
    <style:style style:name="gr12" style:family="graphic" style:parent-style-name="standard">
      <style:graphic-properties draw:stroke="none" draw:fill="none" draw:textarea-horizontal-align="left" draw:textarea-vertical-align="top" draw:auto-grow-height="true" draw:auto-grow-width="false" fo:min-height="1.652cm" fo:padding-top="0.127cm" fo:padding-bottom="0.127cm" fo:padding-left="0.254cm" fo:padding-right="0.254cm" fo:wrap-option="wrap"/>
    </style:style>
    <style:style style:name="gr13" style:family="graphic" style:parent-style-name="standard">
      <style:graphic-properties draw:stroke="none" draw:fill="none" draw:textarea-horizontal-align="left" draw:textarea-vertical-align="top" draw:auto-grow-height="true" draw:auto-grow-width="false" fo:min-height="2.534cm" fo:padding-top="0.127cm" fo:padding-bottom="0.127cm" fo:padding-left="0.254cm" fo:padding-right="0.254cm" fo:wrap-option="wrap"/>
    </style:style>
    <style:style style:name="gr14" style:family="graphic" style:parent-style-name="objectwithoutfill">
      <style:graphic-properties draw:fill="none" draw:textarea-vertical-align="middle"/>
    </style:style>
    <style:style style:name="gr15" style:family="graphic" style:parent-style-name="standard">
      <style:graphic-properties draw:stroke="solid" svg:stroke-width="0.071cm" svg:stroke-color="#385d8a" svg:stroke-opacity="100%" draw:fill="solid" draw:fill-color="#4f81bd" draw:opacity="100%" draw:textarea-horizontal-align="left" draw:textarea-vertical-align="middle" draw:auto-grow-height="false" draw:auto-grow-width="false" fo:min-height="1.905cm" fo:min-width="2.286cm" fo:padding-top="0.127cm" fo:padding-bottom="0.127cm" fo:padding-left="0.254cm" fo:padding-right="0.254cm" fo:wrap-option="wrap"/>
    </style:style>
    <style:style style:name="gr16" style:family="graphic" style:parent-style-name="standard">
      <style:graphic-properties draw:fill-color="#ffcc00" draw:textarea-horizontal-align="justify" draw:textarea-vertical-align="middle" draw:auto-grow-height="false" fo:min-height="0.987cm" fo:min-width="1.492cm" fo:wrap-option="no-wrap"/>
    </style:style>
    <style:style style:name="gr17" style:family="graphic" style:parent-style-name="standard">
      <style:graphic-properties draw:stroke="solid" svg:stroke-width="0.071cm" svg:stroke-color="#385d8a" svg:stroke-opacity="100%" draw:fill="solid" draw:fill-color="#4f81bd" draw:opacity="100%" draw:textarea-horizontal-align="left" draw:textarea-vertical-align="middle" draw:auto-grow-height="false" draw:auto-grow-width="false" fo:min-height="1.397cm" fo:min-width="1.397cm" fo:padding-top="0.127cm" fo:padding-bottom="0.127cm" fo:padding-left="0.254cm" fo:padding-right="0.254cm" fo:wrap-option="wrap"/>
    </style:style>
    <style:style style:name="gr18" style:family="graphic" style:parent-style-name="standard">
      <style:graphic-properties draw:stroke="solid" svg:stroke-width="0.071cm" svg:stroke-color="#385d8a" svg:stroke-opacity="100%" draw:fill="solid" draw:fill-color="#4f81bd" draw:opacity="100%" draw:textarea-horizontal-align="left" draw:textarea-vertical-align="middle" draw:auto-grow-height="false" draw:auto-grow-width="false" fo:min-height="1.615cm" fo:min-width="3.006cm" fo:padding-top="0.127cm" fo:padding-bottom="0.127cm" fo:padding-left="0.254cm" fo:padding-right="0.254cm" fo:wrap-option="wrap"/>
    </style:style>
    <style:style style:name="gr19" style:family="graphic" style:parent-style-name="standard">
      <style:graphic-properties draw:stroke="solid" svg:stroke-width="0.071cm" svg:stroke-color="#385d8a" svg:stroke-opacity="100%" draw:fill="solid" draw:fill-color="#4bacc6" draw:opacity="100%" draw:textarea-horizontal-align="left" draw:textarea-vertical-align="middle" draw:auto-grow-height="false" draw:auto-grow-width="false" fo:min-height="0.445cm" fo:min-width="2.079cm" fo:padding-top="0.127cm" fo:padding-bottom="0.127cm" fo:padding-left="0.254cm" fo:padding-right="0.254cm" fo:wrap-option="wrap"/>
    </style:style>
    <style:style style:name="P1" style:family="paragraph">
      <style:paragraph-properties fo:margin-top="0cm" fo:margin-bottom="0cm" fo:text-align="center" style:writing-mode="lr-tb"/>
    </style:style>
    <style:style style:name="P2" style:family="paragraph">
      <loext:graphic-properties draw:fill="solid" draw:fill-color="#4f81bd" draw:opacity="100%"/>
      <style:paragraph-properties fo:margin-top="0cm" fo:margin-bottom="0cm" fo:text-align="center" style:writing-mode="lr-tb" style:font-independent-line-spacing="false"/>
      <style:text-properties fo:font-size="11pt"/>
    </style:style>
    <style:style style:name="P3" style:family="paragraph">
      <loext:graphic-properties draw:fill="solid" draw:fill-color="#4f81bd" draw:opacity="100%"/>
      <style:text-properties fo:font-size="11pt"/>
    </style:style>
    <style:style style:name="P4" style:family="paragraph">
      <loext:graphic-properties draw:fill="none"/>
      <style:text-properties fo:font-size="11pt"/>
    </style:style>
    <style:style style:name="P5" style:family="paragraph">
      <style:paragraph-properties fo:margin-top="0cm" fo:margin-bottom="0cm"/>
    </style:style>
    <style:style style:name="P6" style:family="paragraph">
      <loext:graphic-properties draw:fill="none"/>
      <style:paragraph-properties fo:margin-top="0cm" fo:margin-bottom="0cm" style:writing-mode="lr-tb" style:font-independent-line-spacing="false"/>
      <style:text-properties fo:font-size="11pt"/>
    </style:style>
    <style:style style:name="P7" style:family="paragraph">
      <loext:graphic-properties draw:fill="none"/>
      <style:paragraph-properties fo:text-align="center"/>
    </style:style>
    <style:style style:name="P8" style:family="paragraph">
      <style:paragraph-properties fo:text-align="center"/>
    </style:style>
    <style:style style:name="P9" style:family="paragraph">
      <loext:graphic-properties draw:fill-color="#ffcc00"/>
      <style:paragraph-properties fo:text-align="center"/>
    </style:style>
    <style:style style:name="P10" style:family="paragraph">
      <loext:graphic-properties draw:fill="solid" draw:fill-color="#4f81bd" draw:opacity="100%"/>
      <style:paragraph-properties fo:margin-top="0cm" fo:margin-bottom="0cm" fo:text-align="center" style:writing-mode="lr-tb" style:font-independent-line-spacing="false"/>
      <style:text-properties fo:font-size="14pt" style:font-size-asian="14pt" style:font-size-complex="14pt"/>
    </style:style>
    <style:style style:name="P11" style:family="paragraph">
      <loext:graphic-properties draw:fill="solid" draw:fill-color="#4bacc6" draw:opacity="100%"/>
      <style:paragraph-properties fo:margin-top="0cm" fo:margin-bottom="0cm" fo:text-align="center" style:writing-mode="lr-tb" style:font-independent-line-spacing="false"/>
      <style:text-properties fo:font-size="14pt" style:font-size-asian="14pt" style:font-size-complex="14pt"/>
    </style:style>
    <style:style style:name="T1" style:family="text">
      <style:text-properties fo:color="#ffffff" style:font-name="Calibri" fo:font-size="11pt" style:letter-kerning="true" style:font-size-asian="11pt" style:font-size-complex="18pt"/>
    </style:style>
    <style:style style:name="T2" style:family="text">
      <style:text-properties fo:color="#ffffff" style:font-name="Calibri" fo:font-size="14pt" style:letter-kerning="true" style:font-size-asian="14pt" style:font-size-complex="18pt"/>
    </style:style>
    <style:style style:name="T3" style:family="text">
      <style:text-properties fo:color="#ffffff" style:font-name="Calibri" fo:font-size="18pt" style:letter-kerning="true" style:font-size-asian="18pt" style:font-size-complex="18pt"/>
    </style:style>
    <style:style style:name="T4" style:family="text">
      <style:text-properties fo:color="#000000" style:font-name="Calibri" fo:font-size="18pt" style:letter-kerning="true" style:font-size-asian="18pt" style:font-size-complex="18pt"/>
    </style:style>
    <style:style style:name="T5" style:family="text">
      <style:text-properties fo:color="#ffffff" fo:font-size="14pt" style:letter-kerning="true" style:font-size-asian="14pt" style:font-size-complex="14pt"/>
    </style:style>
    <style:style style:name="T6" style:family="text">
      <style:text-properties fo:font-size="11pt"/>
    </style:style>
    <style:style style:name="T7" style:family="text">
      <style:text-properties fo:color="#ffffff" fo:font-size="13pt" style:letter-kerning="true" style:font-size-asian="13pt" style:font-size-complex="13pt"/>
    </style:style>
    <style:style style:name="T8" style:family="text">
      <style:text-properties fo:color="#ffffff" style:font-name="Calibri" fo:font-size="14pt" style:letter-kerning="true"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name="Rectangle 25" draw:style-name="gr1" draw:text-style-name="P2" draw:layer="layout" svg:width="3.516cm" svg:height="0.892cm" svg:x="5.558cm" svg:y="9.515cm">
          <text:p text:style-name="P1"><text:span text:style-name="T1">sys_management</text:span></text:p>
          <draw:enhanced-geometry svg:viewBox="0 0 21600 21600" draw:type="non-primitive" draw:enhanced-path="M 0 0 L 21600 0 21600 21600 0 21600 Z N"/>
        </draw:custom-shape>
        <draw:custom-shape draw:name="Rectangle 27" draw:style-name="gr2" draw:text-style-name="P2" draw:layer="layout" svg:width="2.214cm" svg:height="3.297cm" svg:x="9.987cm" svg:y="9.515cm">
          <text:p text:style-name="P1"><text:span text:style-name="T2">Firewall</text:span></text:p>
          <draw:enhanced-geometry svg:viewBox="0 0 21600 21600" draw:type="non-primitive" draw:enhanced-path="M 0 0 L 21600 0 21600 21600 0 21600 Z N"/>
        </draw:custom-shape>
        <draw:custom-shape draw:name="Rectangle 28" draw:style-name="gr3" draw:text-style-name="P2" draw:layer="layout" svg:width="3.908cm" svg:height="2.476cm" svg:x="13.115cm" svg:y="9.515cm">
          <text:p text:style-name="P1"><text:span text:style-name="T3">PLC</text:span></text:p>
          <text:p text:style-name="P1"><text:span text:style-name="T3">Subsystem</text:span></text:p>
          <draw:enhanced-geometry svg:viewBox="0 0 21600 21600" draw:type="non-primitive" draw:enhanced-path="M 0 0 L 21600 0 21600 21600 0 21600 Z N"/>
        </draw:custom-shape>
        <draw:custom-shape draw:name="Left-Right Arrow 29" draw:style-name="gr4" draw:text-style-name="P3" draw:layer="layout" svg:width="0.913cm" svg:height="0.438cm" svg:x="9.074cm" svg:y="9.741cm">
          <text:p/>
          <draw:enhanced-geometry svg:viewBox="0 0 21600 21600" draw:path-stretchpoint-x="21600" draw:path-stretchpoint-y="21600" draw:text-areas="?f29 ?f24 ?f30 ?f25" draw:glue-points="?f26 ?f7 ?f20 ?f24 ?f23 ?f7 ?f23 ?f12 ?f20 ?f25 ?f26 ?f12" draw:type="non-primitive" draw:modifiers="0 0" draw:enhanced-path="M ?f7 ?f19 L ?f23 ?f7 ?f23 ?f24 ?f26 ?f24 ?f26 ?f7 ?f11 ?f19 ?f26 ?f12 ?f26 ?f25 ?f23 ?f25 ?f23 ?f1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min(?f14, ?f13)"/>
            <draw:equation draw:name="f18" draw:formula="?f13 * ?f8"/>
            <draw:equation draw:name="f19" draw:formula="?f7 + ?f15"/>
            <draw:equation draw:name="f20" draw:formula="?f7 + ?f16"/>
            <draw:equation draw:name="f21" draw:formula="?f17 * ?f8"/>
            <draw:equation draw:name="f22" draw:formula="?f18 / 200000"/>
            <draw:equation draw:name="f23" draw:formula="?f21 / 100000"/>
            <draw:equation draw:name="f24" draw:formula="?f19 - ?f22"/>
            <draw:equation draw:name="f25" draw:formula="?f19 + ?f22"/>
            <draw:equation draw:name="f26" draw:formula="?f11 - ?f23"/>
            <draw:equation draw:name="f27" draw:formula="?f24 * ?f23"/>
            <draw:equation draw:name="f28" draw:formula="?f27 / ?f15"/>
            <draw:equation draw:name="f29" draw:formula="?f23 - ?f28"/>
            <draw:equation draw:name="f30" draw:formula="?f26 + ?f28"/>
          </draw:enhanced-geometry>
        </draw:custom-shape>
        <draw:custom-shape draw:name="Left-Right Arrow 30" draw:style-name="gr4" draw:text-style-name="P3" draw:layer="layout" svg:width="0.913cm" svg:height="0.438cm" svg:x="12.201cm" svg:y="10.686cm">
          <text:p/>
          <draw:enhanced-geometry svg:viewBox="0 0 21600 21600" draw:path-stretchpoint-x="21600" draw:path-stretchpoint-y="21600" draw:text-areas="?f29 ?f24 ?f30 ?f25" draw:glue-points="?f26 ?f7 ?f20 ?f24 ?f23 ?f7 ?f23 ?f12 ?f20 ?f25 ?f26 ?f12" draw:type="non-primitive" draw:modifiers="0 0" draw:enhanced-path="M ?f7 ?f19 L ?f23 ?f7 ?f23 ?f24 ?f26 ?f24 ?f26 ?f7 ?f11 ?f19 ?f26 ?f12 ?f26 ?f25 ?f23 ?f25 ?f23 ?f1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min(?f14, ?f13)"/>
            <draw:equation draw:name="f18" draw:formula="?f13 * ?f8"/>
            <draw:equation draw:name="f19" draw:formula="?f7 + ?f15"/>
            <draw:equation draw:name="f20" draw:formula="?f7 + ?f16"/>
            <draw:equation draw:name="f21" draw:formula="?f17 * ?f8"/>
            <draw:equation draw:name="f22" draw:formula="?f18 / 200000"/>
            <draw:equation draw:name="f23" draw:formula="?f21 / 100000"/>
            <draw:equation draw:name="f24" draw:formula="?f19 - ?f22"/>
            <draw:equation draw:name="f25" draw:formula="?f19 + ?f22"/>
            <draw:equation draw:name="f26" draw:formula="?f11 - ?f23"/>
            <draw:equation draw:name="f27" draw:formula="?f24 * ?f23"/>
            <draw:equation draw:name="f28" draw:formula="?f27 / ?f15"/>
            <draw:equation draw:name="f29" draw:formula="?f23 - ?f28"/>
            <draw:equation draw:name="f30" draw:formula="?f26 + ?f28"/>
          </draw:enhanced-geometry>
        </draw:custom-shape>
        <draw:custom-shape draw:name="Rectangle 31" draw:style-name="gr5" draw:text-style-name="P2" draw:layer="layout" svg:width="2.865cm" svg:height="2.735cm" svg:x="12.332cm" svg:y="13.325cm">
          <text:p text:style-name="P1"><text:span text:style-name="T3">Water level gauge sensor</text:span></text:p>
          <draw:enhanced-geometry svg:viewBox="0 0 21600 21600" draw:type="non-primitive" draw:enhanced-path="M 0 0 L 21600 0 21600 21600 0 21600 Z N"/>
        </draw:custom-shape>
        <draw:custom-shape draw:name="Left-Right Arrow 32" draw:style-name="gr4" draw:text-style-name="P3" draw:layer="layout" svg:width="1.334cm" svg:height="0.406cm" draw:transform="rotate (1.5707963267949) translate (13.635cm 13.325cm)">
          <text:p/>
          <draw:enhanced-geometry svg:viewBox="0 0 21600 21600" draw:path-stretchpoint-x="21600" draw:path-stretchpoint-y="21600" draw:text-areas="?f29 ?f24 ?f30 ?f25" draw:glue-points="?f26 ?f7 ?f20 ?f24 ?f23 ?f7 ?f23 ?f12 ?f20 ?f25 ?f26 ?f12" draw:type="non-primitive" draw:modifiers="0 0" draw:enhanced-path="M ?f7 ?f19 L ?f23 ?f7 ?f23 ?f24 ?f26 ?f24 ?f26 ?f7 ?f11 ?f19 ?f26 ?f12 ?f26 ?f25 ?f23 ?f25 ?f23 ?f1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min(?f14, ?f13)"/>
            <draw:equation draw:name="f18" draw:formula="?f13 * ?f8"/>
            <draw:equation draw:name="f19" draw:formula="?f7 + ?f15"/>
            <draw:equation draw:name="f20" draw:formula="?f7 + ?f16"/>
            <draw:equation draw:name="f21" draw:formula="?f17 * ?f8"/>
            <draw:equation draw:name="f22" draw:formula="?f18 / 200000"/>
            <draw:equation draw:name="f23" draw:formula="?f21 / 100000"/>
            <draw:equation draw:name="f24" draw:formula="?f19 - ?f22"/>
            <draw:equation draw:name="f25" draw:formula="?f19 + ?f22"/>
            <draw:equation draw:name="f26" draw:formula="?f11 - ?f23"/>
            <draw:equation draw:name="f27" draw:formula="?f24 * ?f23"/>
            <draw:equation draw:name="f28" draw:formula="?f27 / ?f15"/>
            <draw:equation draw:name="f29" draw:formula="?f23 - ?f28"/>
            <draw:equation draw:name="f30" draw:formula="?f26 + ?f28"/>
          </draw:enhanced-geometry>
        </draw:custom-shape>
        <draw:custom-shape draw:name="Freeform 33" draw:style-name="gr6" draw:text-style-name="P4" draw:layer="layout" svg:width="9.508cm" svg:height="2.237cm" svg:x="9.598cm" svg:y="16.027cm">
          <text:p/>
          <draw:enhanced-geometry svg:viewBox="0 0 4193627 851761" draw:text-areas="?f58 ?f60 ?f59 ?f61" draw:glue-points="?f62 ?f63 ?f64 ?f63 ?f65 ?f66 ?f67 ?f68 ?f69 ?f70 ?f71 ?f72" draw:type="non-primitive" draw:enhanced-path="M ?f0 ?f3 C ?f4 ?f5 ?f6 ?f7 ?f8 ?f3 ?f9 ?f10 ?f11 ?f12 ?f13 ?f14 ?f15 ?f16 ?f17 ?f18 ?f19 ?f20 ?f21 ?f22 ?f23 ?f24 ?f25 ?f26 ?f27 ?f28 ?f29 ?f30 ?f1 ?f31 N">
            <draw:equation draw:name="f0" draw:formula="0"/>
            <draw:equation draw:name="f1" draw:formula="4193627"/>
            <draw:equation draw:name="f2" draw:formula="851761"/>
            <draw:equation draw:name="f3" draw:formula="62704"/>
            <draw:equation draw:name="f4" draw:formula="170793"/>
            <draw:equation draw:name="f5" draw:formula="8400"/>
            <draw:equation draw:name="f6" draw:formula="341586"/>
            <draw:equation draw:name="f7" draw:formula="-45903"/>
            <draw:equation draw:name="f8" draw:formula="504496"/>
            <draw:equation draw:name="f9" draw:formula="667406"/>
            <draw:equation draw:name="f10" draw:formula="171311"/>
            <draw:equation draw:name="f11" draw:formula="602593"/>
            <draw:equation draw:name="f12" draw:formula="589974"/>
            <draw:equation draw:name="f13" draw:formula="977462"/>
            <draw:equation draw:name="f14" draw:formula="714346"/>
            <draw:equation draw:name="f15" draw:formula="1352331"/>
            <draw:equation draw:name="f16" draw:formula="838718"/>
            <draw:equation draw:name="f17" draw:formula="2317531"/>
            <draw:equation draw:name="f18" draw:formula="898277"/>
            <draw:equation draw:name="f19" draw:formula="2753710"/>
            <draw:equation draw:name="f20" draw:formula="808939"/>
            <draw:equation draw:name="f21" draw:formula="3189889"/>
            <draw:equation draw:name="f22" draw:formula="719601"/>
            <draw:equation draw:name="f23" draw:formula="3354552"/>
            <draw:equation draw:name="f24" draw:formula="295683"/>
            <draw:equation draw:name="f25" draw:formula="3594538"/>
            <draw:equation draw:name="f26" draw:formula="178318"/>
            <draw:equation draw:name="f27" draw:formula="3834524"/>
            <draw:equation draw:name="f28" draw:formula="60953"/>
            <draw:equation draw:name="f29" draw:formula="4100786"/>
            <draw:equation draw:name="f30" draw:formula="113505"/>
            <draw:equation draw:name="f31" draw:formula="104746"/>
            <draw:equation draw:name="f32" draw:formula="?f2 - ?f0"/>
            <draw:equation draw:name="f33" draw:formula="?f1 - ?f0"/>
            <draw:equation draw:name="f34" draw:formula="?f33 / 4193627"/>
            <draw:equation draw:name="f35" draw:formula="?f32 / 851761"/>
            <draw:equation draw:name="f36" draw:formula="0 * ?f33"/>
            <draw:equation draw:name="f37" draw:formula="62704 * ?f32"/>
            <draw:equation draw:name="f38" draw:formula="504496 * ?f33"/>
            <draw:equation draw:name="f39" draw:formula="977462 * ?f33"/>
            <draw:equation draw:name="f40" draw:formula="714346 * ?f32"/>
            <draw:equation draw:name="f41" draw:formula="2753710 * ?f33"/>
            <draw:equation draw:name="f42" draw:formula="808939 * ?f32"/>
            <draw:equation draw:name="f43" draw:formula="3594538 * ?f33"/>
            <draw:equation draw:name="f44" draw:formula="178318 * ?f32"/>
            <draw:equation draw:name="f45" draw:formula="4193627 * ?f33"/>
            <draw:equation draw:name="f46" draw:formula="104746 * ?f32"/>
            <draw:equation draw:name="f47" draw:formula="?f36 / 4193627"/>
            <draw:equation draw:name="f48" draw:formula="?f37 / 851761"/>
            <draw:equation draw:name="f49" draw:formula="?f38 / 4193627"/>
            <draw:equation draw:name="f50" draw:formula="?f39 / 4193627"/>
            <draw:equation draw:name="f51" draw:formula="?f40 / 851761"/>
            <draw:equation draw:name="f52" draw:formula="?f41 / 4193627"/>
            <draw:equation draw:name="f53" draw:formula="?f42 / 851761"/>
            <draw:equation draw:name="f54" draw:formula="?f43 / 4193627"/>
            <draw:equation draw:name="f55" draw:formula="?f44 / 851761"/>
            <draw:equation draw:name="f56" draw:formula="?f45 / 4193627"/>
            <draw:equation draw:name="f57" draw:formula="?f46 / 851761"/>
            <draw:equation draw:name="f58" draw:formula="?f0 / ?f34"/>
            <draw:equation draw:name="f59" draw:formula="?f1 / ?f34"/>
            <draw:equation draw:name="f60" draw:formula="?f0 / ?f35"/>
            <draw:equation draw:name="f61" draw:formula="?f2 / ?f35"/>
            <draw:equation draw:name="f62" draw:formula="?f47 / ?f34"/>
            <draw:equation draw:name="f63" draw:formula="?f48 / ?f35"/>
            <draw:equation draw:name="f64" draw:formula="?f49 / ?f34"/>
            <draw:equation draw:name="f65" draw:formula="?f50 / ?f34"/>
            <draw:equation draw:name="f66" draw:formula="?f51 / ?f35"/>
            <draw:equation draw:name="f67" draw:formula="?f52 / ?f34"/>
            <draw:equation draw:name="f68" draw:formula="?f53 / ?f35"/>
            <draw:equation draw:name="f69" draw:formula="?f54 / ?f34"/>
            <draw:equation draw:name="f70" draw:formula="?f55 / ?f35"/>
            <draw:equation draw:name="f71" draw:formula="?f56 / ?f34"/>
            <draw:equation draw:name="f72" draw:formula="?f57 / ?f35"/>
          </draw:enhanced-geometry>
        </draw:custom-shape>
        <draw:custom-shape draw:name="Freeform 34" draw:style-name="gr6" draw:text-style-name="P4" draw:layer="layout" svg:width="6.903cm" svg:height="0.13cm" svg:x="10.899cm" svg:y="16.415cm">
          <text:p/>
          <draw:enhanced-geometry svg:viewBox="0 0 2858814 147831" draw:mirror-vertical="true" draw:text-areas="?f257 ?f259 ?f258 ?f260" draw:glue-points="?f261 ?f262 ?f263 ?f264 ?f265 ?f266 ?f267 ?f268 ?f269 ?f268 ?f270 ?f271 ?f272 ?f273 ?f274 ?f271 ?f275 ?f262 ?f276 ?f271 ?f277 ?f278 ?f279 ?f280 ?f281 ?f273 ?f282 ?f283 ?f284 ?f285 ?f286 ?f273 ?f287 ?f283 ?f288 ?f280 ?f289 ?f283 ?f290 ?f278 ?f291 ?f285 ?f292 ?f280 ?f293 ?f294 ?f295 ?f294 ?f296 ?f297 ?f298 ?f299 ?f300 ?f280 ?f301 ?f285 ?f302 ?f280 ?f303 ?f297 ?f304 ?f305 ?f306 ?f307 ?f308 ?f297 ?f309 ?f299 ?f310 ?f297 ?f311 ?f305 ?f312 ?f297" draw:type="non-primitive" draw:enhanced-path="M ?f0 ?f3 L ?f4 ?f5 C ?f6 ?f7 ?f8 ?f9 ?f10 ?f11 ?f12 ?f13 ?f14 ?f15 ?f14 ?f15 ?f16 ?f17 ?f18 ?f19 ?f20 ?f15 ?f21 ?f22 ?f23 ?f24 ?f25 ?f26 ?f27 ?f28 ?f29 ?f30 ?f31 ?f32 ?f33 ?f34 ?f35 ?f36 ?f37 ?f26 ?f38 ?f39 ?f40 ?f3 ?f41 ?f3 ?f42 ?f3 ?f43 ?f44 ?f45 ?f26 L ?f46 ?f47 C ?f48 ?f49 ?f50 ?f51 ?f52 ?f53 ?f54 ?f55 ?f56 ?f57 ?f58 ?f32 L ?f59 ?f60 C ?f61 ?f62 ?f63 ?f64 ?f65 ?f66 ?f67 ?f68 ?f69 ?f32 ?f69 ?f32 ?f70 ?f49 ?f71 ?f72 ?f73 ?f60 ?f74 ?f75 ?f76 ?f53 ?f77 ?f53 ?f78 ?f53 ?f79 ?f80 ?f81 ?f60 ?f82 ?f83 ?f84 ?f85 ?f86 ?f47 ?f87 ?f88 ?f89 ?f90 ?f91 ?f66 L ?f92 ?f53 ?f93 ?f94 C ?f95 ?f96 ?f97 ?f98 ?f99 ?f94 ?f100 ?f101 ?f102 ?f103 ?f102 ?f103 ?f104 ?f105 ?f106 ?f107 ?f108 ?f109 ?f110 ?f111 ?f112 ?f113 ?f114 ?f53 ?f115 ?f116 ?f117 ?f118 ?f119 ?f66 ?f120 ?f118 ?f121 ?f122 ?f123 ?f53 ?f124 ?f125 ?f126 ?f127 ?f128 ?f103 ?f129 ?f130 ?f131 ?f132 ?f133 ?f134 L ?f135 ?f2 ?f136 ?f103 ?f137 ?f109 C ?f138 ?f139 ?f140 ?f141 ?f142 ?f103 ?f143 ?f144 ?f145 ?f134 ?f146 ?f134 ?f147 ?f134 ?f148 ?f130 ?f1 ?f103 N">
            <draw:equation draw:name="f0" draw:formula="0"/>
            <draw:equation draw:name="f1" draw:formula="2858814"/>
            <draw:equation draw:name="f2" draw:formula="147831"/>
            <draw:equation draw:name="f3" draw:formula="21707"/>
            <draw:equation draw:name="f4" draw:formula="115614"/>
            <draw:equation draw:name="f5" draw:formula="11197"/>
            <draw:equation draw:name="f6" draw:formula="147182"/>
            <draw:equation draw:name="f7" draw:formula="8040"/>
            <draw:equation draw:name="f8" draw:formula="178676"/>
            <draw:equation draw:name="f9" draw:formula="-2816"/>
            <draw:equation draw:name="f10" draw:formula="210207"/>
            <draw:equation draw:name="f11" draw:formula="687"/>
            <draw:equation draw:name="f12" draw:formula="243240"/>
            <draw:equation draw:name="f13" draw:formula="4357"/>
            <draw:equation draw:name="f14" draw:formula="304800"/>
            <draw:equation draw:name="f15" draw:formula="32218"/>
            <draw:equation draw:name="f16" draw:formula="412024"/>
            <draw:equation draw:name="f17" draw:formula="-3525"/>
            <draw:equation draw:name="f18" draw:formula="331256"/>
            <draw:equation draw:name="f19" draw:formula="19228"/>
            <draw:equation draw:name="f20" draw:formula="578069"/>
            <draw:equation draw:name="f21" draw:formula="630665"/>
            <draw:equation draw:name="f22" draw:formula="34986"/>
            <draw:equation draw:name="f23" draw:formula="683172"/>
            <draw:equation draw:name="f24" draw:formula="39225"/>
            <draw:equation draw:name="f25" draw:formula="735724"/>
            <draw:equation draw:name="f26" draw:formula="42728"/>
            <draw:equation draw:name="f27" draw:formula="746234"/>
            <draw:equation draw:name="f28" draw:formula="49735"/>
            <draw:equation draw:name="f29" draw:formula="754721"/>
            <draw:equation draw:name="f30" draw:formula="62182"/>
            <draw:equation draw:name="f31" draw:formula="767255"/>
            <draw:equation draw:name="f32" draw:formula="63749"/>
            <draw:equation draw:name="f33" draw:formula="776148"/>
            <draw:equation draw:name="f34" draw:formula="64861"/>
            <draw:equation draw:name="f35" draw:formula="849232"/>
            <draw:equation draw:name="f36" draw:formula="45882"/>
            <draw:equation draw:name="f37" draw:formula="861848"/>
            <draw:equation draw:name="f38" draw:formula="872358"/>
            <draw:equation draw:name="f39" draw:formula="35721"/>
            <draw:equation draw:name="f40" draw:formula="880747"/>
            <draw:equation draw:name="f41" draw:formula="893379"/>
            <draw:equation draw:name="f42" draw:formula="915537"/>
            <draw:equation draw:name="f43" draw:formula="934714"/>
            <draw:equation draw:name="f44" draw:formula="38383"/>
            <draw:equation draw:name="f45" draw:formula="956442"/>
            <draw:equation draw:name="f46" draw:formula="1008993"/>
            <draw:equation draw:name="f47" draw:formula="53238"/>
            <draw:equation draw:name="f48" draw:formula="1030014"/>
            <draw:equation draw:name="f49" draw:formula="67252"/>
            <draw:equation draw:name="f50" draw:formula="1047282"/>
            <draw:equation draw:name="f51" draw:formula="100235"/>
            <draw:equation draw:name="f52" draw:formula="1072055"/>
            <draw:equation draw:name="f53" draw:formula="95280"/>
            <draw:equation draw:name="f54" draw:formula="1208268"/>
            <draw:equation draw:name="f55" draw:formula="68037"/>
            <draw:equation draw:name="f56" draw:formula="1141649"/>
            <draw:equation draw:name="f57" draw:formula="78204"/>
            <draw:equation draw:name="f58" draw:formula="1271752"/>
            <draw:equation draw:name="f59" draw:formula="1355835"/>
            <draw:equation draw:name="f60" draw:formula="74259"/>
            <draw:equation draw:name="f61" draw:formula="1380391"/>
            <draw:equation draw:name="f62" draw:formula="77533"/>
            <draw:equation draw:name="f63" draw:formula="1404707"/>
            <draw:equation draw:name="f64" draw:formula="86669"/>
            <draw:equation draw:name="f65" draw:formula="1429407"/>
            <draw:equation draw:name="f66" draw:formula="84769"/>
            <draw:equation draw:name="f67" draw:formula="1451499"/>
            <draw:equation draw:name="f68" draw:formula="83070"/>
            <draw:equation draw:name="f69" draw:formula="1492469"/>
            <draw:equation draw:name="f70" draw:formula="1513490"/>
            <draw:equation draw:name="f71" draw:formula="1535314"/>
            <draw:equation draw:name="f72" draw:formula="67520"/>
            <draw:equation draw:name="f73" draw:formula="1555531"/>
            <draw:equation draw:name="f74" draw:formula="1567515"/>
            <draw:equation draw:name="f75" draw:formula="78254"/>
            <draw:equation draw:name="f76" draw:formula="1574430"/>
            <draw:equation draw:name="f77" draw:formula="1587062"/>
            <draw:equation draw:name="f78" draw:formula="1609220"/>
            <draw:equation draw:name="f79" draw:formula="1629103"/>
            <draw:equation draw:name="f80" draw:formula="81266"/>
            <draw:equation draw:name="f81" draw:formula="1650124"/>
            <draw:equation draw:name="f82" draw:formula="1701869"/>
            <draw:equation draw:name="f83" draw:formula="57011"/>
            <draw:equation draw:name="f84" draw:formula="1670733"/>
            <draw:equation draw:name="f85" draw:formula="65569"/>
            <draw:equation draw:name="f86" draw:formula="1744717"/>
            <draw:equation draw:name="f87" draw:formula="1871862"/>
            <draw:equation draw:name="f88" draw:formula="65953"/>
            <draw:equation draw:name="f89" draw:formula="1816423"/>
            <draw:equation draw:name="f90" draw:formula="52616"/>
            <draw:equation draw:name="f91" draw:formula="1912883"/>
            <draw:equation draw:name="f92" draw:formula="1944414"/>
            <draw:equation draw:name="f93" draw:formula="1975945"/>
            <draw:equation draw:name="f94" draw:formula="105790"/>
            <draw:equation draw:name="f95" draw:formula="2034739"/>
            <draw:equation draw:name="f96" draw:formula="86193"/>
            <draw:equation draw:name="f97" draw:formula="2015962"/>
            <draw:equation draw:name="f98" draw:formula="87674"/>
            <draw:equation draw:name="f99" draw:formula="2112579"/>
            <draw:equation draw:name="f100" draw:formula="2134358"/>
            <draw:equation draw:name="f101" draw:formula="109873"/>
            <draw:equation draw:name="f102" draw:formula="2175642"/>
            <draw:equation draw:name="f103" draw:formula="126811"/>
            <draw:equation draw:name="f104" draw:formula="2186152"/>
            <draw:equation draw:name="f105" draw:formula="123307"/>
            <draw:equation draw:name="f106" draw:formula="2197264"/>
            <draw:equation draw:name="f107" draw:formula="121255"/>
            <draw:equation draw:name="f108" draw:formula="2207173"/>
            <draw:equation draw:name="f109" draw:formula="116300"/>
            <draw:equation draw:name="f110" draw:formula="2218471"/>
            <draw:equation draw:name="f111" draw:formula="110651"/>
            <draw:equation draw:name="f112" draw:formula="2226877"/>
            <draw:equation draw:name="f113" draw:formula="99715"/>
            <draw:equation draw:name="f114" draw:formula="2238704"/>
            <draw:equation draw:name="f115" draw:formula="2255431"/>
            <draw:equation draw:name="f116" draw:formula="89008"/>
            <draw:equation draw:name="f117" draw:formula="2273738"/>
            <draw:equation draw:name="f118" draw:formula="88273"/>
            <draw:equation draw:name="f119" draw:formula="2291255"/>
            <draw:equation draw:name="f120" draw:formula="2343807"/>
            <draw:equation draw:name="f121" draw:formula="2396772"/>
            <draw:equation draw:name="f122" draw:formula="87832"/>
            <draw:equation draw:name="f123" draw:formula="2448911"/>
            <draw:equation draw:name="f124" draw:formula="2448926"/>
            <draw:equation draw:name="f125" draw:formula="95282"/>
            <draw:equation draw:name="f126" draw:formula="2527732"/>
            <draw:equation draw:name="f127" draw:formula="121553"/>
            <draw:equation draw:name="f128" draw:formula="2543504"/>
            <draw:equation draw:name="f129" draw:formula="2554014"/>
            <draw:equation draw:name="f130" draw:formula="130314"/>
            <draw:equation draw:name="f131" draw:formula="2564068"/>
            <draw:equation draw:name="f132" draw:formula="135754"/>
            <draw:equation draw:name="f133" draw:formula="2575035"/>
            <draw:equation draw:name="f134" draw:formula="137321"/>
            <draw:equation draw:name="f135" draw:formula="2648607"/>
            <draw:equation draw:name="f136" draw:formula="2711669"/>
            <draw:equation draw:name="f137" draw:formula="2743200"/>
            <draw:equation draw:name="f138" draw:formula="2764221"/>
            <draw:equation draw:name="f139" draw:formula="119804"/>
            <draw:equation draw:name="f140" draw:formula="2785459"/>
            <draw:equation draw:name="f141" draw:formula="122188"/>
            <draw:equation draw:name="f142" draw:formula="2806262"/>
            <draw:equation draw:name="f143" draw:formula="2817077"/>
            <draw:equation draw:name="f144" draw:formula="129214"/>
            <draw:equation draw:name="f145" draw:formula="2826714"/>
            <draw:equation draw:name="f146" draw:formula="2837793"/>
            <draw:equation draw:name="f147" draw:formula="2845627"/>
            <draw:equation draw:name="f148" draw:formula="2851807"/>
            <draw:equation draw:name="f149" draw:formula="?f2 - ?f0"/>
            <draw:equation draw:name="f150" draw:formula="?f1 - ?f0"/>
            <draw:equation draw:name="f151" draw:formula="?f150 / 2858814"/>
            <draw:equation draw:name="f152" draw:formula="?f149 / 147831"/>
            <draw:equation draw:name="f153" draw:formula="0 * ?f150"/>
            <draw:equation draw:name="f154" draw:formula="21707 * ?f149"/>
            <draw:equation draw:name="f155" draw:formula="115614 * ?f150"/>
            <draw:equation draw:name="f156" draw:formula="11197 * ?f149"/>
            <draw:equation draw:name="f157" draw:formula="210207 * ?f150"/>
            <draw:equation draw:name="f158" draw:formula="687 * ?f149"/>
            <draw:equation draw:name="f159" draw:formula="304800 * ?f150"/>
            <draw:equation draw:name="f160" draw:formula="32218 * ?f149"/>
            <draw:equation draw:name="f161" draw:formula="578069 * ?f150"/>
            <draw:equation draw:name="f162" draw:formula="735724 * ?f150"/>
            <draw:equation draw:name="f163" draw:formula="42728 * ?f149"/>
            <draw:equation draw:name="f164" draw:formula="767255 * ?f150"/>
            <draw:equation draw:name="f165" draw:formula="63749 * ?f149"/>
            <draw:equation draw:name="f166" draw:formula="861848 * ?f150"/>
            <draw:equation draw:name="f167" draw:formula="893379 * ?f150"/>
            <draw:equation draw:name="f168" draw:formula="956442 * ?f150"/>
            <draw:equation draw:name="f169" draw:formula="1008993 * ?f150"/>
            <draw:equation draw:name="f170" draw:formula="53238 * ?f149"/>
            <draw:equation draw:name="f171" draw:formula="1072055 * ?f150"/>
            <draw:equation draw:name="f172" draw:formula="95280 * ?f149"/>
            <draw:equation draw:name="f173" draw:formula="1271752 * ?f150"/>
            <draw:equation draw:name="f174" draw:formula="1355835 * ?f150"/>
            <draw:equation draw:name="f175" draw:formula="74259 * ?f149"/>
            <draw:equation draw:name="f176" draw:formula="1429407 * ?f150"/>
            <draw:equation draw:name="f177" draw:formula="84769 * ?f149"/>
            <draw:equation draw:name="f178" draw:formula="1492469 * ?f150"/>
            <draw:equation draw:name="f179" draw:formula="1555531 * ?f150"/>
            <draw:equation draw:name="f180" draw:formula="1587062 * ?f150"/>
            <draw:equation draw:name="f181" draw:formula="1650124 * ?f150"/>
            <draw:equation draw:name="f182" draw:formula="1744717 * ?f150"/>
            <draw:equation draw:name="f183" draw:formula="1912883 * ?f150"/>
            <draw:equation draw:name="f184" draw:formula="1944414 * ?f150"/>
            <draw:equation draw:name="f185" draw:formula="1975945 * ?f150"/>
            <draw:equation draw:name="f186" draw:formula="105790 * ?f149"/>
            <draw:equation draw:name="f187" draw:formula="2112579 * ?f150"/>
            <draw:equation draw:name="f188" draw:formula="2175642 * ?f150"/>
            <draw:equation draw:name="f189" draw:formula="126811 * ?f149"/>
            <draw:equation draw:name="f190" draw:formula="2207173 * ?f150"/>
            <draw:equation draw:name="f191" draw:formula="116300 * ?f149"/>
            <draw:equation draw:name="f192" draw:formula="2238704 * ?f150"/>
            <draw:equation draw:name="f193" draw:formula="2291255 * ?f150"/>
            <draw:equation draw:name="f194" draw:formula="2448911 * ?f150"/>
            <draw:equation draw:name="f195" draw:formula="2543504 * ?f150"/>
            <draw:equation draw:name="f196" draw:formula="2575035 * ?f150"/>
            <draw:equation draw:name="f197" draw:formula="137321 * ?f149"/>
            <draw:equation draw:name="f198" draw:formula="2648607 * ?f150"/>
            <draw:equation draw:name="f199" draw:formula="147831 * ?f149"/>
            <draw:equation draw:name="f200" draw:formula="2711669 * ?f150"/>
            <draw:equation draw:name="f201" draw:formula="2743200 * ?f150"/>
            <draw:equation draw:name="f202" draw:formula="2806262 * ?f150"/>
            <draw:equation draw:name="f203" draw:formula="2837793 * ?f150"/>
            <draw:equation draw:name="f204" draw:formula="2858814 * ?f150"/>
            <draw:equation draw:name="f205" draw:formula="?f153 / 2858814"/>
            <draw:equation draw:name="f206" draw:formula="?f154 / 147831"/>
            <draw:equation draw:name="f207" draw:formula="?f155 / 2858814"/>
            <draw:equation draw:name="f208" draw:formula="?f156 / 147831"/>
            <draw:equation draw:name="f209" draw:formula="?f157 / 2858814"/>
            <draw:equation draw:name="f210" draw:formula="?f158 / 147831"/>
            <draw:equation draw:name="f211" draw:formula="?f159 / 2858814"/>
            <draw:equation draw:name="f212" draw:formula="?f160 / 147831"/>
            <draw:equation draw:name="f213" draw:formula="?f161 / 2858814"/>
            <draw:equation draw:name="f214" draw:formula="?f162 / 2858814"/>
            <draw:equation draw:name="f215" draw:formula="?f163 / 147831"/>
            <draw:equation draw:name="f216" draw:formula="?f164 / 2858814"/>
            <draw:equation draw:name="f217" draw:formula="?f165 / 147831"/>
            <draw:equation draw:name="f218" draw:formula="?f166 / 2858814"/>
            <draw:equation draw:name="f219" draw:formula="?f167 / 2858814"/>
            <draw:equation draw:name="f220" draw:formula="?f168 / 2858814"/>
            <draw:equation draw:name="f221" draw:formula="?f169 / 2858814"/>
            <draw:equation draw:name="f222" draw:formula="?f170 / 147831"/>
            <draw:equation draw:name="f223" draw:formula="?f171 / 2858814"/>
            <draw:equation draw:name="f224" draw:formula="?f172 / 147831"/>
            <draw:equation draw:name="f225" draw:formula="?f173 / 2858814"/>
            <draw:equation draw:name="f226" draw:formula="?f174 / 2858814"/>
            <draw:equation draw:name="f227" draw:formula="?f175 / 147831"/>
            <draw:equation draw:name="f228" draw:formula="?f176 / 2858814"/>
            <draw:equation draw:name="f229" draw:formula="?f177 / 147831"/>
            <draw:equation draw:name="f230" draw:formula="?f178 / 2858814"/>
            <draw:equation draw:name="f231" draw:formula="?f179 / 2858814"/>
            <draw:equation draw:name="f232" draw:formula="?f180 / 2858814"/>
            <draw:equation draw:name="f233" draw:formula="?f181 / 2858814"/>
            <draw:equation draw:name="f234" draw:formula="?f182 / 2858814"/>
            <draw:equation draw:name="f235" draw:formula="?f183 / 2858814"/>
            <draw:equation draw:name="f236" draw:formula="?f184 / 2858814"/>
            <draw:equation draw:name="f237" draw:formula="?f185 / 2858814"/>
            <draw:equation draw:name="f238" draw:formula="?f186 / 147831"/>
            <draw:equation draw:name="f239" draw:formula="?f187 / 2858814"/>
            <draw:equation draw:name="f240" draw:formula="?f188 / 2858814"/>
            <draw:equation draw:name="f241" draw:formula="?f189 / 147831"/>
            <draw:equation draw:name="f242" draw:formula="?f190 / 2858814"/>
            <draw:equation draw:name="f243" draw:formula="?f191 / 147831"/>
            <draw:equation draw:name="f244" draw:formula="?f192 / 2858814"/>
            <draw:equation draw:name="f245" draw:formula="?f193 / 2858814"/>
            <draw:equation draw:name="f246" draw:formula="?f194 / 2858814"/>
            <draw:equation draw:name="f247" draw:formula="?f195 / 2858814"/>
            <draw:equation draw:name="f248" draw:formula="?f196 / 2858814"/>
            <draw:equation draw:name="f249" draw:formula="?f197 / 147831"/>
            <draw:equation draw:name="f250" draw:formula="?f198 / 2858814"/>
            <draw:equation draw:name="f251" draw:formula="?f199 / 147831"/>
            <draw:equation draw:name="f252" draw:formula="?f200 / 2858814"/>
            <draw:equation draw:name="f253" draw:formula="?f201 / 2858814"/>
            <draw:equation draw:name="f254" draw:formula="?f202 / 2858814"/>
            <draw:equation draw:name="f255" draw:formula="?f203 / 2858814"/>
            <draw:equation draw:name="f256" draw:formula="?f204 / 2858814"/>
            <draw:equation draw:name="f257" draw:formula="?f0 / ?f151"/>
            <draw:equation draw:name="f258" draw:formula="?f1 / ?f151"/>
            <draw:equation draw:name="f259" draw:formula="?f0 / ?f152"/>
            <draw:equation draw:name="f260" draw:formula="?f2 / ?f152"/>
            <draw:equation draw:name="f261" draw:formula="?f205 / ?f151"/>
            <draw:equation draw:name="f262" draw:formula="?f206 / ?f152"/>
            <draw:equation draw:name="f263" draw:formula="?f207 / ?f151"/>
            <draw:equation draw:name="f264" draw:formula="?f208 / ?f152"/>
            <draw:equation draw:name="f265" draw:formula="?f209 / ?f151"/>
            <draw:equation draw:name="f266" draw:formula="?f210 / ?f152"/>
            <draw:equation draw:name="f267" draw:formula="?f211 / ?f151"/>
            <draw:equation draw:name="f268" draw:formula="?f212 / ?f152"/>
            <draw:equation draw:name="f269" draw:formula="?f213 / ?f151"/>
            <draw:equation draw:name="f270" draw:formula="?f214 / ?f151"/>
            <draw:equation draw:name="f271" draw:formula="?f215 / ?f152"/>
            <draw:equation draw:name="f272" draw:formula="?f216 / ?f151"/>
            <draw:equation draw:name="f273" draw:formula="?f217 / ?f152"/>
            <draw:equation draw:name="f274" draw:formula="?f218 / ?f151"/>
            <draw:equation draw:name="f275" draw:formula="?f219 / ?f151"/>
            <draw:equation draw:name="f276" draw:formula="?f220 / ?f151"/>
            <draw:equation draw:name="f277" draw:formula="?f221 / ?f151"/>
            <draw:equation draw:name="f278" draw:formula="?f222 / ?f152"/>
            <draw:equation draw:name="f279" draw:formula="?f223 / ?f151"/>
            <draw:equation draw:name="f280" draw:formula="?f224 / ?f152"/>
            <draw:equation draw:name="f281" draw:formula="?f225 / ?f151"/>
            <draw:equation draw:name="f282" draw:formula="?f226 / ?f151"/>
            <draw:equation draw:name="f283" draw:formula="?f227 / ?f152"/>
            <draw:equation draw:name="f284" draw:formula="?f228 / ?f151"/>
            <draw:equation draw:name="f285" draw:formula="?f229 / ?f152"/>
            <draw:equation draw:name="f286" draw:formula="?f230 / ?f151"/>
            <draw:equation draw:name="f287" draw:formula="?f231 / ?f151"/>
            <draw:equation draw:name="f288" draw:formula="?f232 / ?f151"/>
            <draw:equation draw:name="f289" draw:formula="?f233 / ?f151"/>
            <draw:equation draw:name="f290" draw:formula="?f234 / ?f151"/>
            <draw:equation draw:name="f291" draw:formula="?f235 / ?f151"/>
            <draw:equation draw:name="f292" draw:formula="?f236 / ?f151"/>
            <draw:equation draw:name="f293" draw:formula="?f237 / ?f151"/>
            <draw:equation draw:name="f294" draw:formula="?f238 / ?f152"/>
            <draw:equation draw:name="f295" draw:formula="?f239 / ?f151"/>
            <draw:equation draw:name="f296" draw:formula="?f240 / ?f151"/>
            <draw:equation draw:name="f297" draw:formula="?f241 / ?f152"/>
            <draw:equation draw:name="f298" draw:formula="?f242 / ?f151"/>
            <draw:equation draw:name="f299" draw:formula="?f243 / ?f152"/>
            <draw:equation draw:name="f300" draw:formula="?f244 / ?f151"/>
            <draw:equation draw:name="f301" draw:formula="?f245 / ?f151"/>
            <draw:equation draw:name="f302" draw:formula="?f246 / ?f151"/>
            <draw:equation draw:name="f303" draw:formula="?f247 / ?f151"/>
            <draw:equation draw:name="f304" draw:formula="?f248 / ?f151"/>
            <draw:equation draw:name="f305" draw:formula="?f249 / ?f152"/>
            <draw:equation draw:name="f306" draw:formula="?f250 / ?f151"/>
            <draw:equation draw:name="f307" draw:formula="?f251 / ?f152"/>
            <draw:equation draw:name="f308" draw:formula="?f252 / ?f151"/>
            <draw:equation draw:name="f309" draw:formula="?f253 / ?f151"/>
            <draw:equation draw:name="f310" draw:formula="?f254 / ?f151"/>
            <draw:equation draw:name="f311" draw:formula="?f255 / ?f151"/>
            <draw:equation draw:name="f312" draw:formula="?f256 / ?f151"/>
          </draw:enhanced-geometry>
        </draw:custom-shape>
        <draw:connector draw:name="Straight Arrow Connector 35" draw:style-name="gr7" draw:text-style-name="P4" draw:layer="layout" draw:type="line" svg:x1="14.547cm" svg:y1="16.288cm" svg:x2="14.547cm" svg:y2="15.507cm" svg:d="M14547 16288v-781" svg:viewBox="0 0 1 782">
          <text:p/>
        </draw:connector>
        <draw:frame draw:name="Picture 36" draw:style-name="gr8" draw:text-style-name="P4" draw:layer="layout" svg:width="1.969cm" svg:height="1.449cm" svg:x="12.072cm" svg:y="16.549cm">
          <draw:image xlink:href="Pictures/10000000000000E1000000E1BC0A00B0908FD461.jpg" xlink:type="simple" xlink:show="embed" xlink:actuate="onLoad">
            <text:p/>
          </draw:image>
          <svg:desc>Image result for catfish</svg:desc>
        </draw:frame>
        <draw:frame draw:name="Picture 37" draw:style-name="gr8" draw:text-style-name="P4" draw:layer="layout" svg:width="3.908cm" svg:height="2.093cm" svg:x="5.738cm" svg:y="15.225cm">
          <draw:image xlink:href="Pictures/1000000000000152000000B5A1481E70D5FB4E81.jpg" xlink:type="simple" xlink:show="embed" xlink:actuate="onLoad">
            <text:p/>
          </draw:image>
          <svg:desc>Image result for corn field</svg:desc>
        </draw:frame>
        <draw:custom-shape draw:name="Oval 38" draw:style-name="gr4" draw:text-style-name="P3" draw:layer="layout" svg:width="0.262cm" svg:height="0.262cm" svg:x="14.417cm" svg:y="16.288cm">
          <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name="Picture 39" draw:style-name="gr8" draw:text-style-name="P4" draw:layer="layout" svg:width="1.433cm" svg:height="1.433cm" svg:x="14.806cm" svg:y="16.549cm">
          <draw:image xlink:href="Pictures/100000000000009F0000009FC15C061F2FC0A211.jpg" xlink:type="simple" xlink:show="embed" xlink:actuate="onLoad">
            <text:p/>
          </draw:image>
          <svg:desc>Cal Spa Power-Right 56 Frame 5.0 HP 230 Volt 2 Speed Pump PRC-9083X_PRC9089X Cal Spa Power-Right 56 Frame Pumps</svg:desc>
        </draw:frame>
        <draw:frame draw:name="Picture 40" draw:style-name="gr8" draw:text-style-name="P4" draw:layer="layout" svg:width="2.606cm" svg:height="1.675cm" svg:x="15.979cm" svg:y="14.726cm">
          <draw:image xlink:href="Pictures/10000000000000E200000091DC9BCC8FF95C650F.jpg" xlink:type="simple" xlink:show="embed" xlink:actuate="onLoad">
            <text:p/>
          </draw:image>
          <svg:desc>Image result for creek</svg:desc>
        </draw:frame>
        <draw:connector draw:name="Curved Connector 41" draw:style-name="gr9" draw:text-style-name="P4" draw:layer="layout" draw:type="curve" svg:x1="15.979cm" svg:y1="16.939cm" svg:x2="19.366cm" svg:y2="15.899cm" svg:d="M15979 16939c2540 0 847-1040 3387-1040" svg:viewBox="0 0 3388 1041">
          <text:p/>
        </draw:connector>
        <draw:connector draw:name="Straight Arrow Connector 42" draw:style-name="gr10" draw:text-style-name="P4" draw:layer="layout" draw:type="line" svg:x1="19.366cm" svg:y1="15.899cm" svg:x2="19.758cm" svg:y2="15.899cm" svg:d="M19366 15899h392" svg:viewBox="0 0 393 1">
          <text:p/>
        </draw:connector>
        <draw:custom-shape draw:name="Down Arrow 43" draw:style-name="gr4" draw:text-style-name="P3" draw:layer="layout" svg:width="0.391cm" svg:height="4.82cm" svg:x="15.457cm" svg:y="12.12cm">
          <text:p/>
          <draw:enhanced-geometry svg:viewBox="0 0 21600 21600" draw:text-areas="?f11 ?f25 ?f13 ?f20" draw:glue-points="?f23 ?f12 ?f24 ?f12" draw:type="non-primitive" draw:modifiers="20724 5400" draw:enhanced-path="M ?f11 ?f8 L ?f11 ?f12 ?f8 ?f12 ?f10 ?f9 ?f9 ?f12 ?f13 ?f12 ?f13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21600 - ?f11"/>
            <draw:equation draw:name="f14" draw:formula="0 * ?f7"/>
            <draw:equation draw:name="f15" draw:formula="0 * ?f6"/>
            <draw:equation draw:name="f16" draw:formula="21600 * ?f6"/>
            <draw:equation draw:name="f17" draw:formula="21600 - ?f12"/>
            <draw:equation draw:name="f18" draw:formula="?f17 * ?f11"/>
            <draw:equation draw:name="f19" draw:formula="?f18 / 10800"/>
            <draw:equation draw:name="f20" draw:formula="?f12 + ?f19"/>
            <draw:equation draw:name="f21" draw:formula="$1 / ?f6"/>
            <draw:equation draw:name="f22" draw:formula="$0 / ?f7"/>
            <draw:equation draw:name="f23" draw:formula="?f15 / ?f6"/>
            <draw:equation draw:name="f24" draw:formula="?f16 / ?f6"/>
            <draw:equation draw:name="f25" draw:formula="?f14 / ?f7"/>
            <draw:handle draw:handle-position="$1 $0" draw:handle-range-x-minimum="0" draw:handle-range-x-maximum="10800" draw:handle-range-y-minimum="0" draw:handle-range-y-maximum="21600"/>
          </draw:enhanced-geometry>
        </draw:custom-shape>
        <draw:frame draw:name="TextBox 1048" draw:style-name="gr11" draw:text-style-name="P6" draw:layer="layout" svg:width="4.993cm" svg:height="1.027cm" svg:x="5.738cm" svg:y="14.196cm">
          <draw:text-box>
            <text:p text:style-name="P5"><text:span text:style-name="T4">Valuable crops</text:span></text:p>
          </draw:text-box>
        </draw:frame>
        <draw:frame draw:name="TextBox 1049" draw:style-name="gr12" draw:text-style-name="P6" draw:layer="layout" svg:width="3.721cm" svg:height="1.906cm" svg:x="16.038cm" svg:y="12.651cm">
          <draw:text-box>
            <text:p text:style-name="P5"><text:span text:style-name="T4">Creek flows</text:span></text:p>
            <text:p text:style-name="P5"><text:span text:style-name="T4">into pond</text:span></text:p>
          </draw:text-box>
        </draw:frame>
        <draw:frame draw:name="TextBox 59" draw:style-name="gr13" draw:text-style-name="P6" draw:layer="layout" svg:width="3.456cm" svg:height="2.788cm" svg:x="16.821cm" svg:y="16.939cm">
          <draw:text-box>
            <text:p text:style-name="P5"><text:span text:style-name="T4">Pump</text:span></text:p>
            <text:p text:style-name="P5"><text:span text:style-name="T4">removes</text:span></text:p>
            <text:p text:style-name="P5"><text:span text:style-name="T4">water</text:span></text:p>
          </draw:text-box>
        </draw:frame>
        <draw:custom-shape draw:name="Left-Right Arrow 24" draw:style-name="gr4" draw:text-style-name="P3" draw:layer="layout" svg:width="0.909cm" svg:height="0.436cm" svg:x="9.04cm" svg:y="11.125cm">
          <text:p/>
          <draw:enhanced-geometry svg:viewBox="0 0 21600 21600" draw:path-stretchpoint-x="21600" draw:path-stretchpoint-y="21600" draw:text-areas="?f29 ?f24 ?f30 ?f25" draw:glue-points="?f26 ?f7 ?f20 ?f24 ?f23 ?f7 ?f23 ?f12 ?f20 ?f25 ?f26 ?f12" draw:type="non-primitive" draw:modifiers="0 0" draw:enhanced-path="M ?f7 ?f19 L ?f23 ?f7 ?f23 ?f24 ?f26 ?f24 ?f26 ?f7 ?f11 ?f19 ?f26 ?f12 ?f26 ?f25 ?f23 ?f25 ?f23 ?f1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min(?f14, ?f13)"/>
            <draw:equation draw:name="f18" draw:formula="?f13 * ?f8"/>
            <draw:equation draw:name="f19" draw:formula="?f7 + ?f15"/>
            <draw:equation draw:name="f20" draw:formula="?f7 + ?f16"/>
            <draw:equation draw:name="f21" draw:formula="?f17 * ?f8"/>
            <draw:equation draw:name="f22" draw:formula="?f18 / 200000"/>
            <draw:equation draw:name="f23" draw:formula="?f21 / 100000"/>
            <draw:equation draw:name="f24" draw:formula="?f19 - ?f22"/>
            <draw:equation draw:name="f25" draw:formula="?f19 + ?f22"/>
            <draw:equation draw:name="f26" draw:formula="?f11 - ?f23"/>
            <draw:equation draw:name="f27" draw:formula="?f24 * ?f23"/>
            <draw:equation draw:name="f28" draw:formula="?f27 / ?f15"/>
            <draw:equation draw:name="f29" draw:formula="?f23 - ?f28"/>
            <draw:equation draw:name="f30" draw:formula="?f26 + ?f28"/>
          </draw:enhanced-geometry>
        </draw:custom-shape>
        <draw:line draw:style-name="gr14" draw:text-style-name="P7" draw:layer="layout" svg:x1="5.064cm" svg:y1="7.985cm" svg:x2="5.064cm" svg:y2="13.7cm">
          <text:p/>
        </draw:line>
        <draw:line draw:style-name="gr14" draw:text-style-name="P7" draw:layer="layout" svg:x1="5.572cm" svg:y1="10.017cm" svg:x2="5.064cm" svg:y2="10.017cm">
          <text:p/>
        </draw:line>
        <draw:custom-shape draw:name="Rectangle 23" draw:style-name="gr15" draw:text-style-name="P2" draw:layer="layout" svg:width="2.794cm" svg:height="2.159cm" svg:x="1.635cm" svg:y="12.733cm">
          <text:p text:style-name="P1"><text:span text:style-name="T5">Farm</text:span></text:p>
          <text:p text:style-name="P1"><text:span text:style-name="T5">Ops Server</text:span></text:p>
          <text:p text:style-name="P1"><text:span text:style-name="T6"/></text:p>
          <draw:enhanced-geometry svg:viewBox="0 0 21600 21600" draw:type="non-primitive" draw:enhanced-path="M 0 0 L 21600 0 21600 21600 0 21600 Z N"/>
        </draw:custom-shape>
        <draw:line draw:style-name="gr14" draw:text-style-name="P7" draw:layer="layout" svg:x1="5.064cm" svg:y1="11.395cm" svg:x2="4.464cm" svg:y2="11.417cm">
          <text:p/>
        </draw:line>
        <draw:custom-shape draw:style-name="gr16" draw:text-style-name="P9" draw:layer="layout" svg:width="3.048cm" svg:height="1.905cm" svg:x="2.143cm" svg:y="5.826cm">
          <text:p text:style-name="P8">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name="Rectangle 23" draw:style-name="gr17" draw:text-style-name="P10" draw:layer="layout" svg:width="1.905cm" svg:height="1.651cm" svg:x="2.778cm" svg:y="8.62cm">
          <text:p text:style-name="P1"><text:span text:style-name="T5">router</text:span></text:p>
          <draw:enhanced-geometry svg:viewBox="0 0 21600 21600" draw:type="non-primitive" draw:enhanced-path="M 0 0 L 21600 0 21600 21600 0 21600 Z N"/>
        </draw:custom-shape>
        <draw:line draw:style-name="gr14" draw:text-style-name="P7" draw:layer="layout" svg:x1="5.064cm" svg:y1="9.509cm" svg:x2="4.564cm" svg:y2="9.517cm">
          <text:p/>
        </draw:line>
        <draw:line draw:style-name="gr14" draw:text-style-name="P7" draw:layer="layout" svg:x1="3.667cm" svg:y1="7.731cm" svg:x2="3.667cm" svg:y2="8.647cm">
          <text:p/>
        </draw:line>
        <draw:g>
          <draw:custom-shape draw:name="Rectangle 23" draw:style-name="gr18" draw:text-style-name="P2" draw:layer="layout" svg:width="3.514cm" svg:height="1.869cm" svg:x="5.521cm" svg:y="10.946cm">
            <text:p text:style-name="P1"><text:span text:style-name="T7">monitor</text:span></text:p>
            <text:p text:style-name="P1"><text:span text:style-name="T6"/></text:p>
            <draw:enhanced-geometry svg:viewBox="0 0 21600 21600" draw:type="non-primitive" draw:enhanced-path="M 0 0 L 21600 0 21600 21600 0 21600 Z N"/>
          </draw:custom-shape>
          <draw:custom-shape draw:name="Rectangle 25" draw:style-name="gr19" draw:text-style-name="P11" draw:layer="layout" svg:width="2.587cm" svg:height="0.699cm" svg:x="5.779cm" svg:y="12.049cm">
            <text:p text:style-name="P1"><text:span text:style-name="T8">Historian</text:span></text:p>
            <draw:enhanced-geometry svg:viewBox="0 0 21600 21600" draw:type="non-primitive" draw:enhanced-path="M 0 0 L 21600 0 21600 21600 0 21600 Z N"/>
          </draw:custom-shape>
        </draw:g>
        <draw:line draw:style-name="gr14" draw:text-style-name="P7" draw:layer="layout" svg:x1="5.572cm" svg:y1="11.917cm" svg:x2="5.064cm" svg:y2="11.917cm">
          <text:p/>
        </draw:line>
        <draw:custom-shape draw:name="Rectangle 23" draw:style-name="gr17" draw:text-style-name="P10" draw:layer="layout" svg:width="1.905cm" svg:height="1.651cm" svg:x="2.778cm" svg:y="10.62cm">
          <text:p text:style-name="P1"><text:span text:style-name="T5">laptop</text:span></text:p>
          <draw:enhanced-geometry svg:viewBox="0 0 21600 21600" draw:type="non-primitive" draw:enhanced-path="M 0 0 L 21600 0 21600 21600 0 21600 Z N"/>
        </draw:custom-shape>
        <draw:line draw:style-name="gr14" draw:text-style-name="P7" draw:layer="layout" svg:x1="5.064cm" svg:y1="13.595cm" svg:x2="4.464cm" svg:y2="13.617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a10" svg:viewBox="0 0 20 30" svg:d="M10 0l-10 30h20z"/>
    <draw:marker draw:name="a18"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30T08:42:33.134510134</meta:creation-date>
    <dc:date>2018-07-30T09:13:22.320898950</dc:date>
    <meta:editing-duration>PT11M36S</meta:editing-duration>
    <meta:editing-cycles>3</meta:editing-cycles>
    <meta:generator>LibreOffice/5.1.6.2$Linux_X86_64 LibreOffice_project/10m0$Build-2</meta:generator>
    <meta:document-statistic meta:object-count="36"/>
  </office:meta>
</office:document-meta>
</file>